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re Baskerville" svg:font-family="Libre Baskervil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/>
    </style:style>
    <style:style style:name="T2" style:parent-style-name="Policepardéfaut" style:family="text">
      <style:text-properties style:font-name="Arial" style:font-name-asian="Libre Baskerville" style:font-name-complex="Arial" fo:font-weight="bold" style:font-weight-asian="bold" fo:font-size="18pt" style:font-size-asian="18pt" style:font-size-complex="18pt"/>
    </style:style>
    <style:style style:name="P3" style:parent-style-name="Standard" style:family="paragraph">
      <style:paragraph-properties fo:widows="2" fo:orphans="2"/>
      <style:text-properties style:font-name="Arial" style:font-name-asian="Times New Roman" style:font-name-complex="Arial" fo:color="#000000"/>
    </style:style>
    <style:style style:name="P4" style:parent-style-name="Standard" style:family="paragraph">
      <style:paragraph-properties fo:keep-with-next="always" fo:keep-together="always" fo:widows="2" fo:orphans="2" fo:margin-top="0.0277in"/>
    </style:style>
    <style:style style:name="T5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6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P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9" style:parent-style-name="Standard" style:family="paragraph">
      <style:paragraph-properties fo:widows="2" fo:orphans="2"/>
    </style:style>
    <style:style style:name="T10" style:parent-style-name="Lienhypertexte" style:family="text">
      <style:text-properties style:font-name="Arial" style:font-name-asian="Arial" style:font-name-complex="Arial"/>
    </style:style>
    <style:style style:name="P1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2" style:parent-style-name="Standard" style:family="paragraph">
      <style:paragraph-properties fo:widows="2" fo:orphans="2"/>
    </style:style>
    <style:style style:name="T13" style:parent-style-name="Policepardéfaut" style:family="text">
      <style:text-properties style:font-name="Arial" style:font-name-asian="Arial" style:font-name-complex="Arial" fo:color="#222222"/>
    </style:style>
    <style:style style:name="P1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6" style:parent-style-name="Standard" style:family="paragraph">
      <style:paragraph-properties fo:widows="2" fo:orphans="2"/>
      <style:text-properties style:font-name="Arial" style:font-name-complex="Arial"/>
    </style:style>
    <style:style style:name="P17" style:parent-style-name="Standard" style:family="paragraph">
      <style:paragraph-properties fo:keep-with-next="always" fo:keep-together="always" fo:widows="2" fo:orphans="2" fo:margin-top="0.0277in"/>
    </style:style>
    <style:style style:name="T18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9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P2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2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3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5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6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9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2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3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5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6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7" style:parent-style-name="Standard" style:family="paragraph">
      <style:paragraph-properties fo:keep-with-next="always" fo:keep-together="always" fo:widows="2" fo:orphans="2" fo:margin-top="0.0277in"/>
    </style:style>
    <style:style style:name="T38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39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olumn41" style:family="table-column">
      <style:table-column-properties style:column-width="0.8743in"/>
    </style:style>
    <style:style style:name="TableColumn42" style:family="table-column">
      <style:table-column-properties style:column-width="0.8833in"/>
    </style:style>
    <style:style style:name="TableColumn43" style:family="table-column">
      <style:table-column-properties style:column-width="0.7777in"/>
    </style:style>
    <style:style style:name="TableColumn44" style:family="table-column">
      <style:table-column-properties style:column-width="4.2534in"/>
    </style:style>
    <style:style style:name="Table40" style:family="table">
      <style:table-properties style:width="6.7888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widows="2" fo:orphans="2"/>
      <style:text-properties style:font-name="Arial" style:font-name-complex="Arial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2" fo:orphans="2"/>
      <style:text-properties style:font-name="Arial" style:font-name-complex="Arial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widows="2" fo:orphans="2"/>
      <style:text-properties style:font-name="Arial" style:font-name-complex="Arial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2" fo:orphans="2"/>
      <style:text-properties style:font-name="Arial" style:font-name-complex="Arial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2" fo:orphans="2"/>
      <style:text-properties style:font-name="Arial" style:font-name-complex="Arial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2" fo:orphans="2"/>
      <style:text-properties style:font-name="Arial" style:font-name-complex="Arial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2" fo:orphans="2"/>
      <style:text-properties style:font-name="Arial" style:font-name-complex="Arial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widows="2" fo:orphans="2"/>
      <style:text-properties style:font-name="Arial" style:font-name-complex="Arial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2" fo:orphans="2"/>
      <style:text-properties style:font-name="Arial" style:font-name-complex="Arial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2" fo:orphans="2"/>
      <style:text-properties style:font-name="Arial" style:font-name-complex="Arial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2" fo:orphans="2"/>
      <style:text-properties style:font-name="Arial" style:font-name-complex="Arial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widows="2" fo:orphans="2"/>
      <style:text-properties style:font-name="Arial" style:font-name-complex="Arial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2" fo:orphans="2"/>
      <style:text-properties style:font-name="Arial" style:font-name-complex="Arial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2" fo:orphans="2"/>
      <style:text-properties style:font-name="Arial" style:font-name-complex="Arial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2" fo:orphans="2"/>
      <style:text-properties style:font-name="Arial" style:font-name-complex="Arial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2" fo:orphans="2"/>
      <style:text-properties style:font-name="Arial" style:font-name-complex="Arial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2" fo:orphans="2"/>
      <style:text-properties style:font-name="Arial" style:font-name-complex="Arial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2" fo:orphans="2"/>
      <style:text-properties style:font-name="Arial" style:font-name-complex="Arial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2" fo:orphans="2"/>
      <style:text-properties style:font-name="Arial" style:font-name-complex="Arial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2" fo:orphans="2"/>
      <style:text-properties style:font-name="Arial" style:font-name-complex="Arial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2" fo:orphans="2"/>
      <style:text-properties style:font-name="Arial" style:font-name-complex="Arial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2" fo:orphans="2"/>
      <style:text-properties style:font-name="Arial" style:font-name-complex="Arial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2" fo:orphans="2"/>
      <style:text-properties style:font-name="Arial" style:font-name-complex="Arial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widows="2" fo:orphans="2"/>
      <style:text-properties style:font-name="Arial" style:font-name-complex="Arial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2" fo:orphans="2"/>
      <style:text-properties style:font-name="Arial" style:font-name-complex="Arial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2" fo:orphans="2"/>
      <style:text-properties style:font-name="Arial" style:font-name-complex="Arial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2" fo:orphans="2"/>
      <style:text-properties style:font-name="Arial" style:font-name-complex="Arial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widows="2" fo:orphans="2"/>
      <style:text-properties style:font-name="Arial" style:font-name-complex="Arial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2" fo:orphans="2"/>
      <style:text-properties style:font-name="Arial" style:font-name-complex="Arial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widows="2" fo:orphans="2"/>
      <style:text-properties style:font-name="Arial" style:font-name-complex="Arial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2" fo:orphans="2"/>
      <style:text-properties style:font-name="Arial" style:font-name-complex="Arial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widows="2" fo:orphans="2"/>
      <style:text-properties style:font-name="Arial" style:font-name-complex="Arial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2" fo:orphans="2"/>
      <style:text-properties style:font-name="Arial" style:font-name-complex="Arial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2" fo:orphans="2"/>
      <style:text-properties style:font-name="Arial" style:font-name-complex="Arial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widows="2" fo:orphans="2"/>
      <style:text-properties style:font-name="Arial" style:font-name-complex="Arial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widows="2" fo:orphans="2"/>
      <style:text-properties style:font-name="Arial" style:font-name-complex="Arial"/>
    </style:style>
    <style:style style:name="P135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36" style:parent-style-name="Standard" style:family="paragraph">
      <style:paragraph-properties fo:keep-with-next="always" fo:keep-together="always" fo:widows="2" fo:orphans="2" fo:margin-top="0.0277in"/>
    </style:style>
    <style:style style:name="T137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38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39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2" style:parent-style-name="Standard" style:family="paragraph">
      <style:paragraph-properties fo:keep-with-next="always" fo:keep-together="always" fo:widows="2" fo:orphans="2" fo:margin-top="0.0277in"/>
    </style:style>
    <style:style style:name="T143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44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5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6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9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0" style:parent-style-name="Paragraphedeliste" style:family="paragraph">
      <style:text-properties style:font-name="Arial" style:font-name-asian="Arial" style:font-name-complex="Arial" fo:color="#222222"/>
    </style:style>
    <style:style style:name="P151" style:parent-style-name="Standard" style:family="paragraph">
      <style:paragraph-properties fo:keep-with-next="always" fo:keep-together="always" fo:widows="2" fo:orphans="2" fo:margin-top="0.0277in"/>
    </style:style>
    <style:style style:name="T152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53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5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5" style:parent-style-name="Standard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style:font-weight-complex="bold" fo:color="#222222"/>
    </style:style>
    <style:style style:name="TableColumn157" style:family="table-column">
      <style:table-column-properties style:column-width="3.1465in"/>
    </style:style>
    <style:style style:name="TableColumn158" style:family="table-column">
      <style:table-column-properties style:column-width="3.1465in"/>
    </style:style>
    <style:style style:name="Table156" style:family="table">
      <style:table-properties style:width="6.293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2" fo:orphans="2"/>
      <style:text-properties style:font-name="Arial" style:font-name-complex="Arial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widows="2" fo:orphans="2"/>
      <style:text-properties style:font-name="Arial" style:font-name-complex="Arial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widows="2" fo:orphans="2"/>
      <style:text-properties style:font-name="Arial" style:font-name-complex="Arial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2" fo:orphans="2"/>
      <style:text-properties style:font-name="Arial" style:font-name-complex="Arial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widows="2" fo:orphans="2"/>
      <style:text-properties style:font-name="Arial" style:font-name-complex="Arial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widows="2" fo:orphans="2"/>
      <style:text-properties style:font-name="Arial" style:font-name-complex="Arial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widows="2" fo:orphans="2"/>
      <style:text-properties style:font-name="Arial" style:font-name-complex="Arial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widows="2" fo:orphans="2"/>
      <style:text-properties style:font-name="Arial" style:font-name-complex="Arial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widows="2" fo:orphans="2"/>
      <style:text-properties style:font-name="Arial" style:font-name-complex="Arial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2" fo:orphans="2"/>
      <style:text-properties style:font-name="Arial" style:font-name-complex="Arial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2" fo:orphans="2"/>
      <style:text-properties style:font-name="Arial" style:font-name-complex="Arial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2" fo:orphans="2"/>
      <style:text-properties style:font-name="Arial" style:font-name-complex="Arial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widows="2" fo:orphans="2"/>
      <style:text-properties style:font-name="Arial" style:font-name-complex="Arial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2" fo:orphans="2"/>
      <style:text-properties style:font-name="Arial" style:font-name-complex="Arial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widows="2" fo:orphans="2"/>
      <style:text-properties style:font-name="Arial" style:font-name-complex="Arial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widows="2" fo:orphans="2"/>
      <style:text-properties style:font-name="Arial" style:font-name-complex="Arial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2" fo:orphans="2"/>
      <style:text-properties style:font-name="Arial" style:font-name-complex="Arial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2" fo:orphans="2"/>
      <style:text-properties style:font-name="Arial" style:font-name-complex="Arial"/>
    </style:style>
    <style:style style:name="P209" style:parent-style-name="Standard" style:family="paragraph">
      <style:paragraph-properties fo:widows="2" fo:orphans="2"/>
      <style:text-properties style:font-name="Arial" style:font-name-complex="Arial"/>
    </style:style>
    <style:style style:name="P210" style:parent-style-name="Standard" style:family="paragraph">
      <style:paragraph-properties fo:keep-with-next="always" fo:keep-together="always" fo:widows="2" fo:orphans="2" fo:margin-top="0.0277in"/>
    </style:style>
    <style:style style:name="T211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T212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213" style:parent-style-name="Standard" style:family="paragraph">
      <style:paragraph-properties fo:widows="2" fo:orphans="2"/>
      <style:text-properties style:font-name="Arial" style:font-name-complex="Arial"/>
    </style:style>
    <style:style style:name="P214" style:parent-style-name="Standard" style:family="paragraph">
      <style:paragraph-properties fo:widows="2" fo:orphans="2"/>
      <style:text-properties style:font-name="Arial" style:font-name-complex="Arial"/>
    </style:style>
    <style:style style:name="P215" style:parent-style-name="Standard" style:family="paragraph">
      <style:paragraph-properties fo:widows="2" fo:orphans="2"/>
    </style:style>
    <style:style style:name="T216" style:parent-style-name="Lienhypertexte" style:family="text">
      <style:text-properties style:font-name="Arial" style:font-name-complex="Arial"/>
    </style:style>
    <style:style style:name="P217" style:parent-style-name="Standard" style:family="paragraph">
      <style:paragraph-properties fo:widows="2" fo:orphans="2"/>
      <style:text-properties style:font-name="Arial" style:font-name-complex="Arial"/>
    </style:style>
    <style:style style:name="P218" style:parent-style-name="Standard" style:family="paragraph">
      <style:paragraph-properties fo:widows="2" fo:orphans="2"/>
    </style:style>
    <style:style style:name="T219" style:parent-style-name="Policepardéfaut" style:family="text">
      <style:text-properties style:font-name="Arial" style:font-name-complex="Arial"/>
    </style:style>
    <style:style style:name="T220" style:parent-style-name="Policepardéfaut" style:family="text">
      <style:text-properties style:font-name="Arial" style:font-name-complex="Arial"/>
    </style:style>
    <style:style style:name="T221" style:parent-style-name="Policepardéfaut" style:family="text">
      <style:text-properties style:font-name="Arial" style:font-name-complex="Arial"/>
    </style:style>
    <style:style style:name="T222" style:parent-style-name="Policepardéfaut" style:family="text">
      <style:text-properties style:font-name="Courier New" style:font-name-complex="Courier New" fo:font-weight="bold" style:font-weight-asian="bold" style:font-weight-complex="bold"/>
    </style:style>
    <style:style style:name="P223" style:parent-style-name="Standard" style:family="paragraph">
      <style:paragraph-properties fo:widows="2" fo:orphans="2"/>
      <style:text-properties style:font-name="Arial" style:font-name-complex="Arial"/>
    </style:style>
    <style:style style:name="P224" style:parent-style-name="Standard" style:family="paragraph">
      <style:paragraph-properties fo:widows="2" fo:orphans="2"/>
      <style:text-properties style:font-name="Arial" style:font-name-complex="Arial"/>
    </style:style>
    <style:style style:name="P225" style:parent-style-name="Standard" style:family="paragraph">
      <style:paragraph-properties fo:widows="2" fo:orphans="2"/>
      <style:text-properties style:font-name="Arial" style:font-name-complex="Arial"/>
    </style:style>
    <style:style style:name="P226" style:parent-style-name="Standard" style:family="paragraph">
      <style:paragraph-properties fo:widows="2" fo:orphans="2"/>
      <style:text-properties style:font-name="Arial" style:font-name-complex="Arial"/>
    </style:style>
    <style:style style:name="P227" style:parent-style-name="Standard" style:family="paragraph">
      <style:paragraph-properties fo:widows="2" fo:orphans="2"/>
      <style:text-properties style:font-name="Arial" style:font-name-complex="Arial"/>
    </style:style>
    <style:style style:name="P228" style:parent-style-name="Standard" style:family="paragraph">
      <style:paragraph-properties fo:keep-with-next="always" fo:keep-together="always" fo:widows="2" fo:orphans="2" fo:margin-top="0.0277in"/>
    </style:style>
    <style:style style:name="T229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230" style:parent-style-name="Standard" style:family="paragraph">
      <style:paragraph-properties fo:widows="2" fo:orphans="2"/>
      <style:text-properties style:font-name="Arial" style:font-name-complex="Arial"/>
    </style:style>
    <style:style style:name="P231" style:parent-style-name="Standard" style:family="paragraph">
      <style:paragraph-properties fo:widows="2" fo:orphans="2"/>
      <style:text-properties style:font-name="Arial" style:font-name-complex="Arial"/>
    </style:style>
    <style:style style:name="P232" style:parent-style-name="Standard" style:family="paragraph">
      <style:paragraph-properties fo:widows="2" fo:orphans="2"/>
    </style:style>
  </office:automatic-styles>
  <office:body>
    <office:text text:use-soft-page-breaks="true">
      <text:p text:style-name="P1"><text:span text:style-name="T2">Création de fichier Tournoi</text:span></text:p>
      <text:p text:style-name="P3"/>
      <text:list text:style-name="WWNum5" text:continue-numbering="true">
        <text:list-item>
          <text:p text:style-name="P4"><text:span text:style-name="T5">Méthodologie générale</text:span></text:p>
        </text:list-item>
      </text:list>
      <text:p text:style-name="P6"/>
      <text:p text:style-name="P7">La création de tournoi est réalisée par la méthode « try-and-error ». Il s’agit d’un algorithme récursif qui réalise des essais successifs en revenant en arrière en cas d’échec.</text:p>
      <text:p text:style-name="P8"/>
      <text:p text:style-name="P9"><text:a xlink:href="https://en.wikipedia.org/wiki/Trial_and_error" office:target-frame-name="_top" xlink:show="replace"><text:span text:style-name="T10">https://en.wikipedia.org/wiki/Trial_and_error</text:span></text:a></text:p>
      <text:p text:style-name="P11"/>
      <text:p text:style-name="P12"><text:span text:style-name="T13">Citation extraite de cet article : « </text:span>Nevertheless, this method is often used by people who have little knowledge in the problem area »</text:p>
      <text:p text:style-name="P14"/>
      <text:p text:style-name="P15">Il est déterministe, c’est-à-dire que son comportement est toujours le même pour une entrée donnée.</text:p>
      <text:p text:style-name="P16"/>
      <text:list text:style-name="WWNum5" text:continue-numbering="true">
        <text:list-item>
          <text:p text:style-name="P17"><text:span text:style-name="T18">Détail de l’algorithme</text:span></text:p>
        </text:list-item>
      </text:list>
      <text:p text:style-name="P19"/>
      <text:p text:style-name="P20">La boucle récursive s’arrête dans la situation où il n’y a plus de partie incomplète.</text:p>
      <text:p text:style-name="P21">Sinon, elle choisit la première partie complète, et le<text:s/>premier rôle non attribué dans cette partie.</text:p>
      <text:p text:style-name="P22">Les joueurs acceptables pour être placés dans cette partie et dans ce rôle sont ceux remplissant les critères suivants :</text:p>
      <text:list text:style-name="LFO9" text:continue-numbering="true">
        <text:list-item>
          <text:p text:style-name="P23">Pas déjà un rôle dans la partie</text:p>
        </text:list-item>
        <text:list-item>
          <text:p text:style-name="P24">Pas déjà dans une partie avec ce rôle</text:p>
        </text:list-item>
      </text:list>
      <text:p text:style-name="P25">Compte tenu du<text:s/>fait qu’on ne peut arbitrer une partie dans laquelle on joue, le critère suivant est appliqué, qui permet d’être certain que cette partie trouvera un arbitre :</text:p>
      <text:list text:style-name="LFO10" text:continue-numbering="true">
        <text:list-item>
          <text:p text:style-name="P26">Si un des joueurs déjà dans la partie est arbitre, ne pas y placer un deuxième.</text:p>
        </text:list-item>
      </text:list>
      <text:p text:style-name="P27">Dans le cas où un seuil a été exigé sur le nombre d’interactions, le critère suivant est pris en compte :</text:p>
      <text:list text:style-name="LFO11" text:continue-numbering="true">
        <text:list-item>
          <text:p text:style-name="P28">Le nombre d’interactions avec chacun des joueurs déjà dans la partie doit être strictement inférieur à ce seuil.</text:p>
        </text:list-item>
      </text:list>
      <text:p text:style-name="P29">Compte tenu de ces critères, l’ensemble des joueurs acceptables a été restreint. S’il est vide, il y a déjà échec.</text:p>
      <text:p text:style-name="P30">Dans le cas contraire, les joueurs sont testés dans l’ordre selon les critères suivants (importance décroissante) :</text:p>
      <text:list text:style-name="LFO11" text:continue-numbering="true">
        <text:list-item>
          <text:p text:style-name="P31">Somme des interactions du joueur avec chacun avec chacun des joueurs déjà dans<text:s/>la partie</text:p>
        </text:list-item>
        <text:list-item>
          <text:p text:style-name="P32">Nombre de parties dans lesquelles le joueur est déjà</text:p>
        </text:list-item>
        <text:list-item>
          <text:p text:style-name="P33">Rang du joueur dans son inscription (pour assurer le déterminisme)</text:p>
        </text:list-item>
      </text:list>
      <text:p text:style-name="P34">Le joueur est donc mis dans la partie, et l’algorithme est appliqué à nouveau dans la nouvelle situation.</text:p>
      <text:p text:style-name="P35">Si aucun joueur ne<text:s/>peut être mis dans la partie, il y échec et retour à la situation antérieure, et essai du joueur suivant…</text:p>
      <text:p text:style-name="P36"/>
      <text:list text:style-name="WWNum5" text:continue-numbering="true">
        <text:list-item>
          <text:p text:style-name="P37"><text:span text:style-name="T38">Paramètres</text:span></text:p>
        </text:list-item>
      </text:list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Paramètre</text:p>
          </table:table-cell>
          <table:table-cell table:style-name="TableCell48">
            <text:p text:style-name="P49">Obligatoire</text:p>
          </table:table-cell>
          <table:table-cell table:style-name="TableCell50">
            <text:p text:style-name="P51">Mise au point</text:p>
          </table:table-cell>
          <table:table-cell table:style-name="TableCell52">
            <text:p text:style-name="P53">Explication</text:p>
          </table:table-cell>
        </table:table-row>
        <table:table-row table:style-name="TableRow54">
          <table:table-cell table:style-name="TableCell55">
            <text:p text:style-name="P56">-d</text:p>
          </table:table-cell>
          <table:table-cell table:style-name="TableCell57">
            <text:p text:style-name="P58"/>
          </table:table-cell>
          <table:table-cell table:style-name="TableCell59">
            <text:p text:style-name="P60">Oui</text:p>
          </table:table-cell>
          <table:table-cell table:style-name="TableCell61">
            <text:p text:style-name="P62">Mode mise au point, explique les choix réalisés<text:s/></text:p>
          </table:table-cell>
        </table:table-row>
        <table:table-row table:style-name="TableRow63">
          <table:table-cell table:style-name="TableCell64">
            <text:p text:style-name="P65">-s &lt;graine&gt;</text:p>
          </table:table-cell>
          <table:table-cell table:style-name="TableCell66">
            <text:p text:style-name="P67"/>
          </table:table-cell>
          <table:table-cell table:style-name="TableCell68">
            <text:p text:style-name="P69">Oui</text:p>
          </table:table-cell>
          <table:table-cell table:style-name="TableCell70">
            <text:p text:style-name="P71">Forcer la<text:s/>graine du générateur aléatoire</text:p>
          </table:table-cell>
        </table:table-row>
        <table:table-row table:style-name="TableRow72">
          <table:table-cell table:style-name="TableCell73">
            <text:p text:style-name="P74">-r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>Mélange les joueurs avant de réaliser l’allocation</text:p>
          </table:table-cell>
        </table:table-row>
        <table:table-row table:style-name="TableRow81">
          <table:table-cell table:style-name="TableCell82">
            <text:p text:style-name="P83">-p &lt;fichier&gt;</text:p>
          </table:table-cell>
          <table:table-cell table:style-name="TableCell84">
            <text:p text:style-name="P85">Oui</text:p>
          </table:table-cell>
          <table:table-cell table:style-name="TableCell86">
            <text:p text:style-name="P87"/>
          </table:table-cell>
          <table:table-cell table:style-name="TableCell88">
            <text:p text:style-name="P89">Permet de préciser le fichier contenant les noms des joueurs</text:p>
          </table:table-cell>
        </table:table-row>
        <table:table-row table:style-name="TableRow90">
          <table:table-cell table:style-name="TableCell91">
            <text:p text:style-name="P92">-l &lt;n&gt;</text:p>
          </table:table-cell>
          <table:table-cell table:style-name="TableCell93">
            <text:p text:style-name="P94"/>
          </table:table-cell>
          <table:table-cell table:style-name="TableCell95">
            <text:p text:style-name="P96">Oui</text:p>
          </table:table-cell>
          <table:table-cell table:style-name="TableCell97">
            <text:p text:style-name="P98">Se limite aux &lt;n&gt; premier joueurs du fichier</text:p>
          </table:table-cell>
        </table:table-row>
        <table:table-row table:style-name="TableRow99">
          <table:table-cell table:style-name="TableCell100">
            <text:p text:style-name="P101">-m &lt;fichier&gt;</text:p>
          </table:table-cell>
          <table:table-cell table:style-name="TableCell102">
            <text:p text:style-name="P103">Oui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Permet de préciser le fichier contenant les noms des arbitres</text:p>
          </table:table-cell>
        </table:table-row>
        <table:table-row table:style-name="TableRow108">
          <table:table-cell table:style-name="TableCell109">
            <text:p text:style-name="P110">-g &lt;préfixe&gt;</text:p>
          </table:table-cell>
          <table:table-cell table:style-name="TableCell111">
            <text:p text:style-name="P112">Oui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Permet de préciser le préfixe pour les noms des parties</text:p>
          </table:table-cell>
        </table:table-row>
        <table:table-row table:style-name="TableRow117">
          <table:table-cell table:style-name="TableCell118">
            <text:p text:style-name="P119">-t &lt;seuil&gt;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>Permet de préciser un seuil d’interactions acceptables entre joueurs (le nombre de parties dans<text:s/>lesquelles ils jouent ensemble)</text:p>
          </table:table-cell>
        </table:table-row>
        <table:table-row table:style-name="TableRow126">
          <table:table-cell table:style-name="TableCell127">
            <text:p text:style-name="P128">-o &lt;fichier&gt;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>Permet de préciser le fichier en sortie</text:p>
          </table:table-cell>
        </table:table-row>
      </table:table>
      <text:p text:style-name="P135"/>
      <text:list text:style-name="WWNum5" text:continue-numbering="true">
        <text:list-item>
          <text:p text:style-name="P136"><text:span text:style-name="T137">Particularités</text:span></text:p>
        </text:list-item>
      </text:list>
      <text:p text:style-name="P138"/>
      <text:p text:style-name="P139">Il ne pourra pas y avoir plus d’un arbitre joueur dans une partie.</text:p>
      <text:p text:style-name="P140">Pour éviter que les joueurs ne devinent la répartition des joueurs, il est<text:s/>possible de les mélanger avant de réaliser l’allocation<text:s/></text:p>
      <text:p text:style-name="P141"/>
      <text:list text:style-name="WWNum5" text:continue-numbering="true">
        <text:list-item>
          <text:p text:style-name="P142"><text:span text:style-name="T143">Restrictions</text:span></text:p>
        </text:list-item>
      </text:list>
      <text:p text:style-name="P144"/>
      <text:p text:style-name="P145">Les restrictions suivantes sont applicables :</text:p>
      <text:p text:style-name="P146"/>
      <text:list text:style-name="LFO12" text:continue-numbering="true">
        <text:list-item>
          <text:p text:style-name="P147">Sous Windows 10, le programme provoque une exception aux alentours de 320 joueurs (à cause de l’utilisation de la récursivité).</text:p>
        </text:list-item>
      </text:list>
      <text:p text:style-name="P148"/>
      <text:list text:style-name="LFO12" text:continue-numbering="true">
        <text:list-item>
          <text:p text:style-name="P149">Avec les<text:s/>heuristiques utilisées, l’algorithme ne réussit jamais à obtenir un jeu d’allocations avec au plus une seule interaction. Lorsque l’on exige de lui qu’il produise une telle allocation il ne termine pas.</text:p>
        </text:list-item>
      </text:list>
      <text:p text:style-name="P150"/>
      <text:list text:style-name="WWNum5" text:continue-numbering="true">
        <text:list-item>
          <text:p text:style-name="P151"><text:span text:style-name="T152">Interactions produites</text:span></text:p>
        </text:list-item>
      </text:list>
      <text:p text:style-name="P153"/>
      <text:p text:style-name="P154">Ci-dessous un tableau récapitulant différentes interactions produites par l’algorithme.</text:p>
      <text:p text:style-name="P155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Nombre de joueur</text:p>
          </table:table-cell>
          <table:table-cell table:style-name="TableCell162">
            <text:p text:style-name="P163">Interactions</text:p>
          </table:table-cell>
        </table:table-row>
        <table:table-row table:style-name="TableRow164">
          <table:table-cell table:style-name="TableCell165">
            <text:p text:style-name="P166">300</text:p>
          </table:table-cell>
          <table:table-cell table:style-name="TableCell167">
            <text:p text:style-name="P168">33 (2)</text:p>
          </table:table-cell>
        </table:table-row>
        <table:table-row table:style-name="TableRow169">
          <table:table-cell table:style-name="TableCell170">
            <text:p text:style-name="P171">200</text:p>
          </table:table-cell>
          <table:table-cell table:style-name="TableCell172">
            <text:p text:style-name="P173">24 (2)</text:p>
          </table:table-cell>
        </table:table-row>
        <table:table-row table:style-name="TableRow174">
          <table:table-cell table:style-name="TableCell175">
            <text:p text:style-name="P176">100</text:p>
          </table:table-cell>
          <table:table-cell table:style-name="TableCell177">
            <text:p text:style-name="P178">51 (2)</text:p>
          </table:table-cell>
        </table:table-row>
        <table:table-row table:style-name="TableRow179">
          <table:table-cell table:style-name="TableCell180">
            <text:p text:style-name="P181">80</text:p>
          </table:table-cell>
          <table:table-cell table:style-name="TableCell182">
            <text:p text:style-name="P183">53 (2)</text:p>
          </table:table-cell>
        </table:table-row>
        <table:table-row table:style-name="TableRow184">
          <table:table-cell table:style-name="TableCell185">
            <text:p text:style-name="P186">70</text:p>
          </table:table-cell>
          <table:table-cell table:style-name="TableCell187">
            <text:p text:style-name="P188">1 (3) et 90 (2)</text:p>
          </table:table-cell>
        </table:table-row>
        <table:table-row table:style-name="TableRow189">
          <table:table-cell table:style-name="TableCell190">
            <text:p text:style-name="P191">60</text:p>
          </table:table-cell>
          <table:table-cell table:style-name="TableCell192">
            <text:p text:style-name="P193">99 (2)</text:p>
          </table:table-cell>
        </table:table-row>
        <table:table-row table:style-name="TableRow194">
          <table:table-cell table:style-name="TableCell195">
            <text:p text:style-name="P196">50</text:p>
          </table:table-cell>
          <table:table-cell table:style-name="TableCell197">
            <text:p text:style-name="P198">5 (3) et 131 (2)</text:p>
          </table:table-cell>
        </table:table-row>
        <table:table-row table:style-name="TableRow199">
          <table:table-cell table:style-name="TableCell200">
            <text:p text:style-name="P201">40</text:p>
          </table:table-cell>
          <table:table-cell table:style-name="TableCell202">
            <text:p text:style-name="P203">12 (3) et 164 (2)</text:p>
          </table:table-cell>
        </table:table-row>
        <table:table-row table:style-name="TableRow204">
          <table:table-cell table:style-name="TableCell205">
            <text:p text:style-name="P206">30</text:p>
          </table:table-cell>
          <table:table-cell table:style-name="TableCell207">
            <text:p text:style-name="P208">1 (4) 23 (3) et 178 (2)</text:p>
          </table:table-cell>
        </table:table-row>
      </table:table>
      <text:p text:style-name="P209"/>
      <text:list text:style-name="WWNum5" text:continue-numbering="true">
        <text:list-item>
          <text:p text:style-name="P210"><text:span text:style-name="T211">Mise en<text:s/></text:span><text:span text:style-name="T212">œuvre</text:span></text:p>
        </text:list-item>
      </text:list>
      <text:p text:style-name="P213"/>
      <text:p text:style-name="P214">Etape une : télécharger in interpréteur (ou compilateur) du langage python. Le plus connu est ici :</text:p>
      <text:p text:style-name="P215"><text:a xlink:href="https://www.python.org/" office:target-frame-name="_top" xlink:show="replace"><text:span text:style-name="T216">https://www.python.org/</text:span></text:a></text:p>
      <text:p text:style-name="P217"/>
      <text:p text:style-name="P218"><text:span text:style-name="T219">Etape deux :</text:span><text:span text:style-name="T220"><text:s/></text:span><text:span text:style-name="T221">télécharger le programme fourni en téléchargement<text:s/></text:span><text:span text:style-name="T222">allocation.py</text:span></text:p>
      <text:p text:style-name="P223"/>
      <text:p text:style-name="P224">Etape trois : construire un fichier texte avec la liste de joueurs et des arbitres</text:p>
      <text:p text:style-name="P225"/>
      <text:p text:style-name="P226">Etape quatre : appeler le programme en ligne de commande avec les arguments (ou avec -h pour le rappel des arguments)</text:p>
      <text:p text:style-name="P227"/>
      <text:list text:style-name="WWNum5" text:continue-numbering="true">
        <text:list-item>
          <text:p text:style-name="P228"><text:span text:style-name="T229">Support</text:span></text:p>
        </text:list-item>
      </text:list>
      <text:p text:style-name="P230"/>
      <text:p text:style-name="P231">Vous avez un tournoi en vue et vous ne<text:s/>comprendrez rien ? Contactez le support du site</text:p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re Baskerville" svg:font-family="Libre Baskervil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Noto Sans Symbols" style:font-name-complex="Noto Sans Symbols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Noto Sans Symbols" style:font-name-complex="Noto Sans Symbols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Noto Sans Symbols" style:font-name-complex="Noto Sans Symbols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/>
    </style:style>
    <style:style style:name="ListLabel11" style:display-name="ListLabel 11" style:family="text">
      <style:text-properties style:font-name="Arial" style:font-name-asian="Arial" style:font-name-complex="Arial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font-name="Arial" style:font-name-asian="Arial" style:font-name-complex="Arial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font-name-asian="Noto Sans Symbols" style:font-name-complex="Noto Sans Symbols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Noto Sans Symbols" style:font-name-complex="Noto Sans Symbols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="Arial" style:font-name-asian="Arial" style:font-name-complex="Arial"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9pt" fo:hyphenate="false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bullet-char="–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bullet>
      <text:list-level-style-bullet text:level="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3" text:style-name="WW_CharLFO1LVL3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6" text:style-name="WW_CharLFO1LVL6" text:bullet-char="▪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  <text:list-level-style-bullet text:level="9" text:style-name="WW_CharLFO1LVL9" text:bullet-char="▪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Noto Sans Symbols"/>
      </text:list-level-style-bullet>
    </text:list-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2" style:display-name="WWNum2">
      <text:list-level-style-bullet text:level="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Arial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3" style:family="text">
      <style:text-properties style:font-name="Noto Sans Symbols" style:font-name-asian="Noto Sans Symbols" style:font-name-complex="Noto Sans Symbols"/>
    </style:style>
    <style:style style:name="WW_CharLFO7LVL4" style:family="text">
      <style:text-properties style:font-name="Noto Sans Symbols" style:font-name-asian="Noto Sans Symbols" style:font-name-complex="Noto Sans Symbols"/>
    </style:style>
    <style:style style:name="WW_CharLFO7LVL6" style:family="text">
      <style:text-properties style:font-name="Noto Sans Symbols" style:font-name-asian="Noto Sans Symbols" style:font-name-complex="Noto Sans Symbols"/>
    </style:style>
    <style:style style:name="WW_CharLFO7LVL7" style:family="text">
      <style:text-properties style:font-name="Noto Sans Symbols" style:font-name-asian="Noto Sans Symbols" style:font-name-complex="Noto Sans Symbols"/>
    </style:style>
    <style:style style:name="WW_CharLFO7LVL9" style:family="text">
      <style:text-properties style:font-name="Noto Sans Symbols" style:font-name-asian="Noto Sans Symbols" style:font-name-complex="Noto Sans Symbols"/>
    </style:style>
    <text:list-style style:name="WWNum7" style:display-name="WWNum7">
      <text:list-level-style-bullet text:level="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8LVL1" style:family="text">
      <style:text-properties style:font-name="Arial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eremie LEFRANCOIS</dc:creator>
    <meta:creation-date>2022-02-14T08:51:00Z</meta:creation-date>
    <dc:date>2022-02-18T09:13:00Z</dc:date>
    <meta:print-date>2022-02-17T11:04:00Z</meta:print-date>
    <meta:template xlink:href="Normal.dotm" xlink:type="simple"/>
    <meta:editing-cycles>28</meta:editing-cycles>
    <meta:editing-duration>PT4740S</meta:editing-duration>
    <meta:document-statistic meta:page-count="2" meta:paragraph-count="8" meta:word-count="665" meta:character-count="4317" meta:row-count="30" meta:non-whitespace-character-count="3660"/>
  </office:meta>
</office:document-meta>
</file>